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b900"/>
    </style:style>
    <style:style style:name="P2" style:family="paragraph" style:parent-style-name="Heading_20_1">
      <style:text-properties officeooo:rsid="0012424d" officeooo:paragraph-rsid="0012424d"/>
    </style:style>
    <style:style style:name="P3" style:family="paragraph" style:parent-style-name="Text_20_body">
      <style:text-properties officeooo:rsid="0010b900" officeooo:paragraph-rsid="0010b900"/>
    </style:style>
    <style:style style:name="P4" style:family="paragraph" style:parent-style-name="Text_20_body">
      <style:text-properties officeooo:rsid="0012424d" officeooo:paragraph-rsid="0012424d"/>
    </style:style>
    <style:style style:name="P5" style:family="paragraph" style:parent-style-name="Title">
      <style:text-properties officeooo:rsid="0010b900" officeooo:paragraph-rsid="0010b900"/>
    </style:style>
    <style:style style:name="T1" style:family="text">
      <style:text-properties officeooo:rsid="0010b900"/>
    </style:style>
    <style:style style:name="T2" style:family="text">
      <style:text-properties officeooo:rsid="001242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mplates</text:p>
      <text:h text:style-name="P1" text:outline-level="1"><text:span text:style-name="T1">Leaderboard.html</text:span></text:h>
      <text:p text:style-name="Text_20_body">This page displays the leaderboards of all current series’, as well as links to the leaderboards of past series’</text:p>
      <text:p text:style-name="P3">The template does not inherit from any other, as it does not have any UI elements that are used elsewhere</text:p>
      <text:p text:style-name="P3">The context dict from the view is looped though to ordered lists of the sailors in a series. They are shown in the order they appear in the concoct dict. The order is calculated server-side.</text:p>
      <text:p text:style-name="P3">Similarly, the links to the old series are displayed by looping through the “old series” entry in the context dict. They are displayed in an unordered list. <text:span text:style-name="T2">The link is achieved with a link to the old-series page along with the slug for the specific series obtained from the context dict.</text:span></text:p>
      <text:p text:style-name="P4">If an expected item is missing from the context dictionary, an appropriate error message is displayed.</text:p>
      <text:p text:style-name="P3"/>
      <text:h text:style-name="P2" text:outline-level="1">old_series.html</text:h>
      <text:p text:style-name="P4">This page displays the leaderboard of a given series. Is simply loops through the given context dict and displays the Leaderboard in the same way as leaderbord.html.</text:p>
      <text:p text:style-name="P4">If an expected item is missing from the context dictionary, an appropriate error message is display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12:16:18.418000000</dc:date>
    <meta:editing-duration>PT14M21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0" meta:word-count="187" meta:character-count="1104" meta:non-whitespace-character-count="927"/>
  </office:meta>
</office:document-meta>
</file>